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04fe0c" style:font-weight-asian="bold" style:font-weight-complex="bold"/>
    </style:style>
    <style:style style:name="P4" style:family="paragraph" style:parent-style-name="Standard">
      <style:text-properties fo:font-weight="bold" officeooo:rsid="0003f400" officeooo:paragraph-rsid="0003f400" style:font-weight-asian="bold" style:font-weight-complex="bold"/>
    </style:style>
    <style:style style:name="P5" style:family="paragraph" style:parent-style-name="Standard">
      <style:text-properties fo:font-weight="bold" officeooo:paragraph-rsid="00066313" style:font-weight-asian="bold" style:font-weight-complex="bold"/>
    </style:style>
    <style:style style:name="P6" style:family="paragraph" style:parent-style-name="Standard">
      <style:text-properties officeooo:paragraph-rsid="0004fe0c"/>
    </style:style>
    <style:style style:name="P7" style:family="paragraph" style:parent-style-name="Standard">
      <style:text-properties officeooo:rsid="00185d85" officeooo:paragraph-rsid="0004fe0c"/>
    </style:style>
    <style:style style:name="P8" style:family="paragraph" style:parent-style-name="Standard" style:list-style-name="L1"/>
    <style:style style:name="P9" style:family="paragraph" style:parent-style-name="Standard" style:list-style-name="L1">
      <style:text-properties officeooo:paragraph-rsid="0003f400"/>
    </style:style>
    <style:style style:name="P10" style:family="paragraph" style:parent-style-name="Standard" style:list-style-name="L1">
      <style:text-properties officeooo:paragraph-rsid="0004fe0c"/>
    </style:style>
    <style:style style:name="P11" style:family="paragraph" style:parent-style-name="Standard" style:list-style-name="L1">
      <style:text-properties fo:font-weight="bold" officeooo:paragraph-rsid="0003f400" style:font-weight-asian="bold" style:font-weight-complex="bold"/>
    </style:style>
    <style:style style:name="P12" style:family="paragraph" style:parent-style-name="Standard" style:list-style-name="L6">
      <style:text-properties fo:font-weight="bold" officeooo:rsid="00034db7" officeooo:paragraph-rsid="00078e42" style:font-weight-asian="bold" style:font-weight-complex="bold"/>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3">
      <style:text-properties officeooo:paragraph-rsid="000cb178"/>
    </style:style>
    <style:style style:name="P16" style:family="paragraph" style:parent-style-name="Standard" style:list-style-name="L3">
      <style:text-properties officeooo:paragraph-rsid="0004fe0c"/>
    </style:style>
    <style:style style:name="P17" style:family="paragraph" style:parent-style-name="Standard" style:list-style-name="L4"/>
    <style:style style:name="P18" style:family="paragraph" style:parent-style-name="Standard" style:list-style-name="L4">
      <style:text-properties officeooo:rsid="0003f400" officeooo:paragraph-rsid="0003f400"/>
    </style:style>
    <style:style style:name="P19" style:family="paragraph" style:parent-style-name="Standard" style:list-style-name="L5">
      <style:text-properties officeooo:rsid="0003f400" officeooo:paragraph-rsid="0003f400"/>
    </style:style>
    <style:style style:name="P20" style:family="paragraph" style:parent-style-name="Standard" style:list-style-name="L1">
      <style:text-properties officeooo:rsid="00185d85" officeooo:paragraph-rsid="0004fe0c"/>
    </style:style>
    <style:style style:name="P21" style:family="paragraph" style:parent-style-name="Standard" style:list-style-name="L3">
      <style:text-properties officeooo:rsid="0004fe0c" officeooo:paragraph-rsid="0004fe0c"/>
    </style:style>
    <style:style style:name="P22" style:family="paragraph" style:parent-style-name="Standard" style:list-style-name="L5"/>
    <style:style style:name="P23" style:family="paragraph" style:parent-style-name="Standard" style:list-style-name="L5">
      <style:text-properties officeooo:paragraph-rsid="00066313"/>
    </style:style>
    <style:style style:name="P24" style:family="paragraph" style:parent-style-name="Standard" style:list-style-name="L6">
      <style:text-properties officeooo:paragraph-rsid="00066313"/>
    </style:style>
    <style:style style:name="P25" style:family="paragraph" style:parent-style-name="Standard" style:list-style-name="L6">
      <style:text-properties officeooo:rsid="00034db7" officeooo:paragraph-rsid="00078e42"/>
    </style:style>
    <style:style style:name="P26" style:family="paragraph" style:parent-style-name="Standard" style:list-style-name="L6">
      <style:text-properties fo:font-weight="normal" officeooo:rsid="002305b8" officeooo:paragraph-rsid="00078e42" style:font-weight-asian="normal" style:font-weight-complex="normal"/>
    </style:style>
    <style:style style:name="T1" style:family="text">
      <style:text-properties style:text-position="sub 58%"/>
    </style:style>
    <style:style style:name="T2" style:family="text">
      <style:text-properties style:text-position="sub 58%" officeooo:rsid="0004fe0c"/>
    </style:style>
    <style:style style:name="T3" style:family="text">
      <style:text-properties style:text-position="sub 58%" officeooo:rsid="00066313"/>
    </style:style>
    <style:style style:name="T4" style:family="text">
      <style:text-properties style:text-position="sub 58%" officeooo:rsid="0003f400"/>
    </style:style>
    <style:style style:name="T5" style:family="text">
      <style:text-properties officeooo:rsid="0003f400"/>
    </style:style>
    <style:style style:name="T6" style:family="text">
      <style:text-properties fo:font-weight="bold" style:font-weight-asian="bold" style:font-weight-complex="bold"/>
    </style:style>
    <style:style style:name="T7" style:family="text">
      <style:text-properties fo:font-weight="bold" officeooo:rsid="0004fe0c" style:font-weight-asian="bold" style:font-weight-complex="bold"/>
    </style:style>
    <style:style style:name="T8" style:family="text">
      <style:text-properties officeooo:rsid="00185d85"/>
    </style:style>
    <style:style style:name="T9" style:family="text">
      <style:text-properties officeooo:rsid="0004fe0c"/>
    </style:style>
    <style:style style:name="T10" style:family="text">
      <style:text-properties officeooo:rsid="00066313"/>
    </style:style>
    <style:style style:name="T11" style:family="text">
      <style:text-properties officeooo:rsid="00078e42"/>
    </style:style>
    <style:style style:name="T12" style:family="text">
      <style:text-properties officeooo:rsid="0009ae85"/>
    </style:style>
    <style:style style:name="T13" style:family="text">
      <style:text-properties fo:font-style="italic" style:font-style-asian="italic" style:font-style-complex="italic"/>
    </style:style>
    <style:style style:name="T14" style:family="text">
      <style:text-properties fo:font-style="italic" officeooo:rsid="000cb178" style:font-style-asian="italic" style:font-style-complex="italic"/>
    </style:style>
    <style:style style:name="T15" style:family="text">
      <style:text-properties officeooo:rsid="000c96e3"/>
    </style:style>
    <style:style style:name="T16" style:family="text">
      <style:text-properties officeooo:rsid="000cb178"/>
    </style:style>
    <style:style style:name="T17" style:family="text">
      <style:text-properties fo:font-style="normal" officeooo:rsid="000cb178" style:font-style-asian="normal" style:font-style-complex="normal"/>
    </style:style>
    <style:style style:name="T18" style:family="text">
      <style:text-properties officeooo:rsid="000e9d97"/>
    </style:style>
    <style:style style:name="T19" style:family="text">
      <style:text-properties officeooo:rsid="00109710"/>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pping reduction</text:p>
      <text:p text:style-name="Standard"/>
      <text:p text:style-name="P1">Computable function</text:p>
      <text:list xml:id="list7758130771" text:style-name="L1">
        <text:list-item>
          <text:p text:style-name="P8">Intuitively, a computable function is a input-to-output transformation algorithm which is decidable(computable).</text:p>
        </text:list-item>
        <text:list-item>
          <text:p text:style-name="P8">Formally, a function,<draw:frame draw:style-name="fr1" draw:name="Object1" text:anchor-type="as-char" svg:y="-0.172in" svg:width="0.748in" svg:height="0.2075in" draw:z-index="0"><draw:object xlink:href="./Object 1" xlink:type="simple" xlink:show="embed" xlink:actuate="onLoad"/><draw:image xlink:href="./ObjectReplacements/Object 1" xlink:type="simple" xlink:show="embed" xlink:actuate="onLoad"/></draw:frame>, is a computable function if some Turing machine M, on every input w, halts with just f(w) on its tape.</text:p>
          <text:list>
            <text:list-item>
              <text:p text:style-name="P8">Here w is the input which is transformed to f(w), the output</text:p>
            </text:list-item>
            <text:list-item>
              <text:p text:style-name="P9">The reference to the halting of the Turing machine is to indicate that the function <text:span text:style-name="T12">is</text:span> decidable/<text:span text:style-name="T18">computable</text:span>.</text:p>
            </text:list-item>
          </text:list>
        </text:list-item>
        <text:list-item>
          <text:p text:style-name="P11">Illustrations of computable functions</text:p>
        </text:list-item>
      </text:list>
      <text:list xml:id="list1385089982" text:style-name="L2">
        <text:list-item>
          <text:p text:style-name="P13">incr(n) = n + 1</text:p>
        </text:list-item>
        <text:list-item>
          <text:p text:style-name="P13">n − 1, n &gt; 0; </text:p>
        </text:list-item>
        <text:list-item>
          <text:p text:style-name="P13">decr(n) = <draw:frame draw:style-name="fr1" draw:name="Object2" text:anchor-type="as-char" svg:y="-0.2374in" svg:width="0.9717in" svg:height="0.4154in" draw:z-index="1"><draw:object xlink:href="./Object 2" xlink:type="simple" xlink:show="embed" xlink:actuate="onLoad"/><draw:image xlink:href="./ObjectReplacements/Object 2" xlink:type="simple" xlink:show="embed" xlink:actuate="onLoad"/></draw:frame></text:p>
        </text:list-item>
        <text:list-item>
          <text:p text:style-name="P13">add(m, n) = m + n</text:p>
        </text:list-item>
        <text:list-item>
          <text:p text:style-name="P13">sub(m, n) = <draw:frame draw:style-name="fr1" draw:name="Object3" text:anchor-type="as-char" svg:y="-0.2374in" svg:width="0.9929in" svg:height="0.4154in" draw:z-index="2"><draw:object xlink:href="./Object 3" xlink:type="simple" xlink:show="embed" xlink:actuate="onLoad"/><draw:image xlink:href="./ObjectReplacements/Object 3" xlink:type="simple" xlink:show="embed" xlink:actuate="onLoad"/><svg:desc>formula</svg:desc></draw:frame></text:p>
        </text:list-item>
        <text:list-item>
          <text:p text:style-name="P13">mult(m, n) = mn. </text:p>
        </text:list-item>
        <text:list-item>
          <text:p text:style-name="P13">sqrt(n) = <draw:frame draw:style-name="fr1" draw:name="Object4" text:anchor-type="as-char" svg:y="-0.1626in" svg:width="0.2673in" svg:height="0.1984in" draw:z-index="3"><draw:object xlink:href="./Object 4" xlink:type="simple" xlink:show="embed" xlink:actuate="onLoad"/><draw:image xlink:href="./ObjectReplacements/Object 4" xlink:type="simple" xlink:show="embed" xlink:actuate="onLoad"/></draw:frame></text:p>
        </text:list-item>
      </text:list>
      <text:p text:style-name="P4"/>
      <text:p text:style-name="P1">Mapping reduction</text:p>
      <text:list xml:id="list1014974959" text:style-name="L3">
        <text:list-item>
          <text:p text:style-name="P14">A mapping reduction from a language <text:span text:style-name="T13">A</text:span> to a language <text:span text:style-name="T13">B</text:span> is a computable function,<draw:frame draw:style-name="fr1" draw:name="Object5" text:anchor-type="as-char" svg:y="-0.172in" svg:width="0.748in" svg:height="0.2075in" draw:z-index="4"><draw:object xlink:href="./Object 5" xlink:type="simple" xlink:show="embed" xlink:actuate="onLoad"/><draw:image xlink:href="./ObjectReplacements/Object 5" xlink:type="simple" xlink:show="embed" xlink:actuate="onLoad"/><svg:desc>formula</svg:desc></draw:frame>, where for every w, <draw:frame draw:style-name="fr1" draw:name="Object6" text:anchor-type="as-char" svg:y="-0.152in" svg:width="1.2256in" svg:height="0.2008in" draw:z-index="9"><draw:object xlink:href="./Object 6" xlink:type="simple" xlink:show="embed" xlink:actuate="onLoad"/><draw:image xlink:href="./ObjectReplacements/Object 6" xlink:type="simple" xlink:show="embed" xlink:actuate="onLoad"/></draw:frame>.</text:p>
          <text:list>
            <text:list-item>
              <text:p text:style-name="P14">Note :<draw:frame draw:style-name="fr1" draw:name="Object12" text:anchor-type="as-char" svg:y="-0.1173in" svg:width="0.1835in" svg:height="0.1256in" draw:z-index="10"><draw:object xlink:href="./Object 12" xlink:type="simple" xlink:show="embed" xlink:actuate="onLoad"/><draw:image xlink:href="./ObjectReplacements/Object 12" xlink:type="simple" xlink:show="embed" xlink:actuate="onLoad"/></draw:frame> is the alphabet of both the languages. <draw:frame draw:style-name="fr1" draw:name="Object13" text:anchor-type="as-char" svg:y="-0.172in" svg:width="0.2339in" svg:height="0.1807in" draw:z-index="19"><draw:object xlink:href="./Object 13" xlink:type="simple" xlink:show="embed" xlink:actuate="onLoad"/><draw:image xlink:href="./ObjectReplacements/Object 13" xlink:type="simple" xlink:show="embed" xlink:actuate="onLoad"/><svg:desc>formula</svg:desc></draw:frame> is thus the domain of both the languages.</text:p>
            </text:list-item>
          </text:list>
        </text:list-item>
        <text:list-item>
          <text:p text:style-name="P14">Intuitively, a mapping reduction is a transformational/mapping algorithm that transforms an instance of a decision problem of type A into an instance of a decision problem of type B.</text:p>
        </text:list-item>
        <text:list-item>
          <text:p text:style-name="P14">The mapping reduction of A to B is written as <text:s/>A ≤<text:span text:style-name="T1">m</text:span> B and read as “A mapping reduces to B”</text:p>
        </text:list-item>
        <text:list-item>
          <text:p text:style-name="P14">If <text:s/>A ≤<text:span text:style-name="T1">m</text:span> B and B is decidable, then A is decidable.</text:p>
          <text:list>
            <text:list-item>
              <text:p text:style-name="P14">As B is decidable, it is always possible to tell if a f(w) is a member of B. </text:p>
            </text:list-item>
            <text:list-item>
              <text:p text:style-name="P14">If it is possible to tell if<draw:frame draw:style-name="fr1" draw:name="Object7" text:anchor-type="as-char" svg:y="-0.152in" svg:width="0.6583in" svg:height="0.2in" draw:z-index="20"><draw:object xlink:href="./Object 7" xlink:type="simple" xlink:show="embed" xlink:actuate="onLoad"/><draw:image xlink:href="./ObjectReplacements/Object 7" xlink:type="simple" xlink:show="embed" xlink:actuate="onLoad"/></draw:frame>, <text:span text:style-name="T15">then</text:span> it is possible to tell if<draw:frame draw:style-name="fr1" draw:name="Object20" text:anchor-type="as-char" svg:y="-0.1484in" svg:width="0.4602in" svg:height="0.1839in" draw:z-index="21"><draw:object xlink:href="./Object 20" xlink:type="simple" xlink:show="embed" xlink:actuate="onLoad"/><draw:image xlink:href="./ObjectReplacements/Object 20" xlink:type="simple" xlink:show="embed" xlink:actuate="onLoad"/></draw:frame>as <text:span text:style-name="T13">f</text:span> is a mapping reduction. Thus <text:span text:style-name="T13">A</text:span> is decidable</text:p>
            </text:list-item>
            <text:list-item>
              <text:p text:style-name="P14">Specifically<draw:frame draw:style-name="fr1" draw:name="Object8" text:anchor-type="as-char" svg:y="-0.1484in" svg:width="0.4602in" svg:height="0.1839in" draw:z-index="5"><draw:object xlink:href="./Object 8" xlink:type="simple" xlink:show="embed" xlink:actuate="onLoad"/><draw:image xlink:href="./ObjectReplacements/Object 8" xlink:type="simple" xlink:show="embed" xlink:actuate="onLoad"/></draw:frame>if<draw:frame draw:style-name="fr1" draw:name="Object9" text:anchor-type="as-char" svg:y="-0.152in" svg:width="0.6583in" svg:height="0.2in" draw:z-index="6"><draw:object xlink:href="./Object 9" xlink:type="simple" xlink:show="embed" xlink:actuate="onLoad"/><draw:image xlink:href="./ObjectReplacements/Object 9" xlink:type="simple" xlink:show="embed" xlink:actuate="onLoad"/></draw:frame>and<draw:frame draw:style-name="fr1" draw:name="Object10" text:anchor-type="as-char" svg:y="-0.1484in" svg:width="0.4602in" svg:height="0.1839in" draw:z-index="7"><draw:object xlink:href="./Object 10" xlink:type="simple" xlink:show="embed" xlink:actuate="onLoad"/><draw:image xlink:href="./ObjectReplacements/Object 10" xlink:type="simple" xlink:show="embed" xlink:actuate="onLoad"/></draw:frame>if<draw:frame draw:style-name="fr1" draw:name="Object11" text:anchor-type="as-char" svg:y="-0.152in" svg:width="0.6583in" svg:height="0.2in" draw:z-index="8"><draw:object xlink:href="./Object 11" xlink:type="simple" xlink:show="embed" xlink:actuate="onLoad"/><draw:image xlink:href="./ObjectReplacements/Object 11" xlink:type="simple" xlink:show="embed" xlink:actuate="onLoad"/></draw:frame></text:p>
            </text:list-item>
            <text:list-item>
              <text:p text:style-name="P14">Intuitively this means that the transformation is such that the answer to the transformed problem instance of B(yes/no) is applicable to problem instance of A.</text:p>
            </text:list-item>
            <text:list-item>
              <text:p text:style-name="P15"><text:span text:style-name="T16">Another way to look at it is, if </text:span><text:span text:style-name="T14">B</text:span><text:span text:style-name="T17"> is decidable, then as A reduces to B, the decider for A can be constructed using the decider for B as a subroutine.</text:span></text:p>
            </text:list-item>
            <text:list-item>
              <text:p text:style-name="P14">Thus the following two-step algorithm can be used to solve any A problem instance: </text:p>
              <text:list>
                <text:list-item>
                  <text:p text:style-name="P14">Transform the given A problem instance to a corresponding B problem instance. </text:p>
                </text:list-item>
                <text:list-item>
                  <text:p text:style-name="P14">Call a solver for B problem instances and return whatever answer (yes/no) it gives. </text:p>
                </text:list-item>
              </text:list>
            </text:list-item>
          </text:list>
        </text:list-item>
      </text:list>
      <text:p text:style-name="Standard"/>
      <text:p text:style-name="P1">How should one make sense of the ≤ notation? </text:p>
      <text:list xml:id="list1057153462" text:style-name="L4">
        <text:list-item>
          <text:p text:style-name="P17">A ≤<text:span text:style-name="T1">m</text:span> B means “B problems are atleast as hard as to solve as A.” </text:p>
          <text:list>
            <text:list-item>
              <text:p text:style-name="P18">This means that A can be reduced to B. Thus if the solution to A is unknown, it can be solved using the solution to B. Thus B is as hard to solve as A as it helps in solving A.</text:p>
            </text:list-item>
          </text:list>
        </text:list-item>
        <text:list-item>
          <text:p text:style-name="P17">A ≤<text:span text:style-name="T1">m</text:span> B means “Being able to solve any B problem ⇒ being able to solve any A problem.” </text:p>
        </text:list-item>
      </text:list>
      <text:p text:style-name="Standard"/>
      <text:p text:style-name="P3"><text:span text:style-name="T8">Polynomial time c</text:span>omputable function</text:p>
      <text:list xml:id="list186557583" text:continue-list="list7758130771" text:style-name="L1">
        <text:list-item>
          <text:p text:style-name="P10"><text:soft-page-break/>Intuitively, a computable function is a input-to-output transformation algorithm which is decidable(computable) <text:span text:style-name="T8">and performs the transformation in polynomial time</text:span>.</text:p>
        </text:list-item>
        <text:list-item>
          <text:p text:style-name="P10">Formally, a function,<draw:frame draw:style-name="fr1" draw:name="Object14" text:anchor-type="as-char" svg:y="-0.172in" svg:width="0.748in" svg:height="0.2075in" draw:z-index="11"><draw:object xlink:href="./Object 14" xlink:type="simple" xlink:show="embed" xlink:actuate="onLoad"/><draw:image xlink:href="./ObjectReplacements/Object 14" xlink:type="simple" xlink:show="embed" xlink:actuate="onLoad"/><svg:desc>formula</svg:desc></draw:frame>, is a <text:span text:style-name="T8">polynomial time </text:span>computable function if some <text:span text:style-name="T8">polynomial time </text:span>Turing machine M, on every input w, halts with just f(w) on its tape.</text:p>
          <text:list>
            <text:list-item>
              <text:p text:style-name="P10">Here w is the input which is transformed to f(w), the output</text:p>
            </text:list-item>
            <text:list-item>
              <text:p text:style-name="P10">The reference to the halting of the Turing machine is to indicate that the computable function must decidable.</text:p>
            </text:list-item>
            <text:list-item>
              <text:p text:style-name="P20">That the Turing machine is a polynomial time one indicates that the transformation occurs in polynomial time.</text:p>
            </text:list-item>
          </text:list>
        </text:list-item>
      </text:list>
      <text:p text:style-name="P7"/>
      <text:p text:style-name="P6"><text:bookmark-start text:name="Polynomial time mapping reduction"/><text:span text:style-name="T7">Polynomial time m</text:span><text:span text:style-name="T6">apping reduction</text:span><text:bookmark-end text:name="Polynomial time mapping reduction"/></text:p>
      <text:list xml:id="list1141200848" text:continue-list="list1014974959" text:style-name="L3">
        <text:list-item>
          <text:p text:style-name="P21">Polynomial time reducibility <text:span text:style-name="T19">is </text:span>the <text:span text:style-name="T19">complexity</text:span> analog <text:span text:style-name="T19">of</text:span> mapping reducibility.</text:p>
        </text:list-item>
        <text:list-item>
          <text:p text:style-name="P16">A <text:span text:style-name="T9">polynomial time </text:span>mapping reduction from a language A to a language B is a <text:span text:style-name="T9">polynomial </text:span>computable function,<draw:frame draw:style-name="fr1" draw:name="Object15" text:anchor-type="as-char" svg:y="-0.172in" svg:width="0.748in" svg:height="0.2075in" draw:z-index="12"><draw:object xlink:href="./Object 15" xlink:type="simple" xlink:show="embed" xlink:actuate="onLoad"/><draw:image xlink:href="./ObjectReplacements/Object 15" xlink:type="simple" xlink:show="embed" xlink:actuate="onLoad"/><svg:desc>formula</svg:desc></draw:frame>, where for every w, <draw:frame draw:style-name="fr1" draw:name="Object16" text:anchor-type="as-char" svg:y="-0.1484in" svg:width="0.4602in" svg:height="0.1839in" draw:z-index="13"><draw:object xlink:href="./Object 16" xlink:type="simple" xlink:show="embed" xlink:actuate="onLoad"/><draw:image xlink:href="./ObjectReplacements/Object 16" xlink:type="simple" xlink:show="embed" xlink:actuate="onLoad"/><svg:desc>formula</svg:desc></draw:frame> is logically equivalent <draw:frame draw:style-name="fr1" draw:name="Object17" text:anchor-type="as-char" svg:y="-0.152in" svg:width="0.6583in" svg:height="0.2in" draw:z-index="14"><draw:object xlink:href="./Object 17" xlink:type="simple" xlink:show="embed" xlink:actuate="onLoad"/><draw:image xlink:href="./ObjectReplacements/Object 17" xlink:type="simple" xlink:show="embed" xlink:actuate="onLoad"/><svg:desc>formula</svg:desc></draw:frame></text:p>
          <text:list>
            <text:list-item>
              <text:p text:style-name="P16">Note :<draw:frame draw:style-name="fr1" draw:name="Object18" text:anchor-type="as-char" svg:y="-0.1173in" svg:width="0.1835in" svg:height="0.1256in" draw:z-index="15"><draw:object xlink:href="./Object 18" xlink:type="simple" xlink:show="embed" xlink:actuate="onLoad"/><draw:image xlink:href="./ObjectReplacements/Object 18" xlink:type="simple" xlink:show="embed" xlink:actuate="onLoad"/><svg:desc>formula</svg:desc></draw:frame> is the alphabet of both the languages. <draw:frame draw:style-name="fr1" draw:name="Object19" text:anchor-type="as-char" svg:y="-0.172in" svg:width="0.2339in" svg:height="0.1807in" draw:z-index="16"><draw:object xlink:href="./Object 19" xlink:type="simple" xlink:show="embed" xlink:actuate="onLoad"/><draw:image xlink:href="./ObjectReplacements/Object 19" xlink:type="simple" xlink:show="embed" xlink:actuate="onLoad"/><svg:desc>formula</svg:desc></draw:frame> is thus the domain of both the languages.</text:p>
            </text:list-item>
          </text:list>
        </text:list-item>
        <text:list-item>
          <text:p text:style-name="P16">Intuitively, a <text:span text:style-name="T9">polynomial </text:span>mapping reduction is a transformational/mapping algorithm that transforms an instance of a decision problem of type A into an instance of a decision problem of type B <text:span text:style-name="T9">in polynomial time</text:span>.</text:p>
        </text:list-item>
        <text:list-item>
          <text:p text:style-name="P16">The <text:span text:style-name="T9">polynomial </text:span>mapping reduction of A to B is written as <text:s/>A ≤<text:span text:style-name="T2">p</text:span> B and read as “A mapping reduces to B <text:span text:style-name="T9">in polynomial time</text:span>”</text:p>
        </text:list-item>
        <text:list-item>
          <text:p text:style-name="P16">If <text:s/>A ≤<text:span text:style-name="T3">p</text:span> B and <text:span text:style-name="T10"><draw:frame draw:style-name="fr1" draw:name="Object24" text:anchor-type="as-char" svg:y="-0.1484in" svg:width="0.4382in" svg:height="0.1839in" draw:z-index="17"><draw:object xlink:href="./Object 24" xlink:type="simple" xlink:show="embed" xlink:actuate="onLoad"/><draw:image xlink:href="./ObjectReplacements/Object 24" xlink:type="simple" xlink:show="embed" xlink:actuate="onLoad"/></draw:frame></text:span>, then <text:span text:style-name="T10"><draw:frame draw:style-name="fr1" draw:name="Object25" text:anchor-type="as-char" svg:y="-0.1484in" svg:width="0.4528in" svg:height="0.1839in" draw:z-index="18"><draw:object xlink:href="./Object 25" xlink:type="simple" xlink:show="embed" xlink:actuate="onLoad"/><draw:image xlink:href="./ObjectReplacements/Object 25" xlink:type="simple" xlink:show="embed" xlink:actuate="onLoad"/></draw:frame></text:span></text:p>
        </text:list-item>
      </text:list>
      <text:p text:style-name="P7"/>
      <text:p text:style-name="P1">What are mapping reductions used for? </text:p>
      <text:list xml:id="list1488431307" text:style-name="L5">
        <text:list-item>
          <text:p text:style-name="P22">To prove undecidability: If A ≤<text:span text:style-name="T1">m</text:span> B and A is undecidable, then B is undecidable. This is the contrapositive version of “If <text:s/>A ≤<text:span text:style-name="T1">m</text:span> B and B is decidable, then A is decidable.”</text:p>
        </text:list-item>
        <text:list-item>
          <text:p text:style-name="P22"><text:bookmark text:name="Proving NP-completeness"/>To prove NP-completeness: If A ≤<text:span text:style-name="T1">p</text:span> B and A is NP-complete (<text:span text:style-name="T6">and B ∈ NP</text:span>), then B is NP-complete.</text:p>
          <text:list>
            <text:list-item>
              <text:p text:style-name="P19">As A is NP-complete, all problems in NP can be reduced to it in polynomial time. A being poly-reducible to B means that all problems in NP can also <text:s/>be reduced to B in polynomial time. Thus B is NP-complete.</text:p>
            </text:list-item>
          </text:list>
        </text:list-item>
        <text:list-item>
          <text:p text:style-name="P23"><text:span text:style-name="T5">To prove non-Turing-recognizability: If A ≤</text:span><text:span text:style-name="T4">m</text:span><text:span text:style-name="T5"> B and A is non-Turing-recognizable, then B is non-Turing-recognizable. - ????</text:span></text:p>
        </text:list-item>
      </text:list>
      <text:p text:style-name="Standard"/>
      <text:p text:style-name="P5">Other, less common, uses for mapping reductions: </text:p>
      <text:list xml:id="list1067457344" text:style-name="L6">
        <text:list-item>
          <text:p text:style-name="P24">To prove decidability: If A ≤<text:span text:style-name="T1">m</text:span> B and B is decidable, then A is decidable. </text:p>
        </text:list-item>
        <text:list-item>
          <text:p text:style-name="P24">To prove Turing-recognizability: If A ≤<text:span text:style-name="T1">m</text:span> B and B is Turing-recognizable, then A is Turing- recognizable. </text:p>
        </text:list-item>
        <text:list-item>
          <text:p text:style-name="P24">To prove membership in P: If A ≤<text:span text:style-name="T1">p</text:span> B and B is in P, then A is in P. </text:p>
          <text:list>
            <text:list-item>
              <text:p text:style-name="P12">Illustration</text:p>
              <text:list>
                <text:list-item>
                  <text:p text:style-name="P25">Maximal independent set(MIS) : Largest set of vertices with none of them connected to each other</text:p>
                </text:list-item>
                <text:list-item>
                  <text:p text:style-name="P25">Largest Clique : Largest set of vertices with all of them connected to each other.</text:p>
                </text:list-item>
                <text:list-item>
                  <text:p text:style-name="P25">The LC of G is the same as the LC of G'</text:p>
                </text:list-item>
                <text:list-item>
                  <text:p text:style-name="P25">Suppose that the solution to MIS(type B problem) <text:span text:style-name="T11">is polynomial in time</text:span> and the solution to LC(type A<text:span text:style-name="T11">)</text:span> is <text:span text:style-name="T11">exponential</text:span>. An instance of LC can be solved by transforming the instance of LC(G) into an instance of MIS(G') as the solution of this instance of MIS is the solution to the instance of LC. </text:p>
                </text:list-item>
              </text:list>
            </text:list-item>
            <text:list-item>
              <text:p text:style-name="P25">We now say that A reduces to B</text:p>
            </text:list-item>
            <text:list-item>
              <text:p text:style-name="P26"><text:soft-page-break/>It is like calling the subroutine of B with a transformed inpu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0-04T16:11:17</meta:creation-date>
    <dc:date>2013-02-01T17:00:00</dc:date>
    <dc:creator>Kempa </dc:creator>
    <meta:editing-duration>PT9H2M18S</meta:editing-duration>
    <meta:editing-cycles>30</meta:editing-cycles>
    <meta:generator>LibreOffice/3.6$Linux_x86 LibreOffice_project/360m1$Build-2</meta:generator>
    <meta:document-statistic meta:table-count="0" meta:image-count="0" meta:object-count="22" meta:page-count="3" meta:paragraph-count="61" meta:word-count="994" meta:character-count="5189" meta:non-whitespace-character-count="4267"/>
  </office:meta>
</office:document-meta>
</file>

<file path=Object 1/content.xml><?xml version="1.0" encoding="utf-8"?>
<math xmlns="http://www.w3.org/1998/Math/MathML">
  <semantics>
    <mrow>
      <mi>f</mi>
      <mi mathvariant="normal">:</mi>
      <msup>
        <mo stretchy="false">Σ</mo>
        <mtext>*</mtext>
      </msup>
      <mi>→</mi>
      <msup>
        <mo stretchy="false">Σ</mo>
        <mtext>*</mtext>
      </msup>
    </mrow>
    <annotation encoding="StarMath 5.0">f : %SIGMA^"*" → %SIGMA^"*"</annotation>
  </semantics>
</math>
</file>

<file path=Object 10/content.xml><?xml version="1.0" encoding="utf-8"?>
<math xmlns="http://www.w3.org/1998/Math/MathML">
  <semantics>
    <mrow>
      <mrow>
        <mi>w</mi>
        <mo stretchy="false">∉</mo>
        <mi>A</mi>
      </mrow>
    </mrow>
    <annotation encoding="StarMath 5.0">w notin A</annotation>
  </semantics>
</math>
</file>

<file path=Object 11/content.xml><?xml version="1.0" encoding="utf-8"?>
<math xmlns="http://www.w3.org/1998/Math/MathML">
  <semantics>
    <mrow>
      <mi>f</mi>
      <mrow>
        <mrow>
          <mo stretchy="false">(</mo>
          <mrow>
            <mi>w</mi>
          </mrow>
          <mo stretchy="false">)</mo>
        </mrow>
        <mo stretchy="false">∉</mo>
        <mi>B</mi>
      </mrow>
    </mrow>
    <annotation encoding="StarMath 5.0">f(w) notin B</annotation>
  </semantics>
</math>
</file>

<file path=Object 12/content.xml><?xml version="1.0" encoding="utf-8"?>
<math xmlns="http://www.w3.org/1998/Math/MathML">
  <semantics>
    <mrow>
      <mo stretchy="false">Σ</mo>
    </mrow>
    <annotation encoding="StarMath 5.0">%SIGMA</annotation>
  </semantics>
</math>
</file>

<file path=Object 13/content.xml><?xml version="1.0" encoding="utf-8"?>
<math xmlns="http://www.w3.org/1998/Math/MathML">
  <semantics>
    <mrow>
      <msup>
        <mo stretchy="false">Σ</mo>
        <mtext>*</mtext>
      </msup>
    </mrow>
    <annotation encoding="StarMath 5.0">%SIGMA^"*"</annotation>
  </semantics>
</math>
</file>

<file path=Object 14/content.xml><?xml version="1.0" encoding="utf-8"?>
<math xmlns="http://www.w3.org/1998/Math/MathML">
  <semantics>
    <mrow>
      <mi>f</mi>
      <mi mathvariant="normal">:</mi>
      <msup>
        <mo stretchy="false">Σ</mo>
        <mtext>*</mtext>
      </msup>
      <mi>→</mi>
      <msup>
        <mo stretchy="false">Σ</mo>
        <mtext>*</mtext>
      </msup>
    </mrow>
    <annotation encoding="StarMath 5.0">f : %SIGMA^"*" → %SIGMA^"*"</annotation>
  </semantics>
</math>
</file>

<file path=Object 15/content.xml><?xml version="1.0" encoding="utf-8"?>
<math xmlns="http://www.w3.org/1998/Math/MathML">
  <semantics>
    <mrow>
      <mi>f</mi>
      <mi mathvariant="normal">:</mi>
      <msup>
        <mo stretchy="false">Σ</mo>
        <mtext>*</mtext>
      </msup>
      <mi>→</mi>
      <msup>
        <mo stretchy="false">Σ</mo>
        <mtext>*</mtext>
      </msup>
    </mrow>
    <annotation encoding="StarMath 5.0">f : %SIGMA^"*" → %SIGMA^"*"</annotation>
  </semantics>
</math>
</file>

<file path=Object 16/content.xml><?xml version="1.0" encoding="utf-8"?>
<math xmlns="http://www.w3.org/1998/Math/MathML">
  <semantics>
    <mrow>
      <mrow>
        <mi>w</mi>
        <mo stretchy="false">∈</mo>
        <mi>A</mi>
      </mrow>
    </mrow>
    <annotation encoding="StarMath 5.0">w in A</annotation>
  </semantics>
</math>
</file>

<file path=Object 17/content.xml><?xml version="1.0" encoding="utf-8"?>
<math xmlns="http://www.w3.org/1998/Math/MathML">
  <semantics>
    <mrow>
      <mi>f</mi>
      <mrow>
        <mrow>
          <mo stretchy="false">(</mo>
          <mrow>
            <mi>w</mi>
          </mrow>
          <mo stretchy="false">)</mo>
        </mrow>
        <mo stretchy="false">∈</mo>
        <mi>B</mi>
      </mrow>
    </mrow>
    <annotation encoding="StarMath 5.0">f(w) in B</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sup>
        <mo stretchy="false">Σ</mo>
        <mtext>*</mtext>
      </msup>
    </mrow>
    <annotation encoding="StarMath 5.0">%SIGMA^"*"</annotation>
  </semantics>
</math>
</file>

<file path=Object 2/content.xml><?xml version="1.0" encoding="utf-8"?>
<math xmlns="http://www.w3.org/1998/Math/MathML">
  <semantics>
    <mrow>
      <mrow>
        <mo stretchy="true">{</mo>
        <mrow>
          <mtable>
            <mtr>
              <mtd>
                <mrow>
                  <mrow>
                    <mi>n</mi>
                    <mo stretchy="false">−</mo>
                    <mn>1</mn>
                  </mrow>
                  <mi mathvariant="italic">if</mi>
                  <mrow>
                    <mi>n</mi>
                    <mo stretchy="false">&gt;</mo>
                    <mn>0</mn>
                  </mrow>
                  <mi>;</mi>
                </mrow>
              </mtd>
            </mtr>
            <mtr>
              <mtd>
                <mrow>
                  <mn>0</mn>
                  <mi mathvariant="italic">if</mi>
                  <mrow>
                    <mi>n</mi>
                    <mo stretchy="false">=</mo>
                    <mn>0</mn>
                  </mrow>
                </mrow>
              </mtd>
            </mtr>
          </mtable>
        </mrow>
      </mrow>
    </mrow>
    <annotation encoding="StarMath 5.0">left lbrace
stack{
n - 1 if n &gt; 0;#
0 if n = 0 
}
 right none</annotation>
  </semantics>
</math>
</file>

<file path=Object 20/content.xml><?xml version="1.0" encoding="utf-8"?>
<math xmlns="http://www.w3.org/1998/Math/MathML">
  <semantics>
    <mrow>
      <mrow>
        <mi>w</mi>
        <mo stretchy="false">∈</mo>
        <mi>A</mi>
      </mrow>
    </mrow>
    <annotation encoding="StarMath 5.0">w in A </annotation>
  </semantics>
</math>
</file>

<file path=Object 24/content.xml><?xml version="1.0" encoding="utf-8"?>
<math xmlns="http://www.w3.org/1998/Math/MathML">
  <semantics>
    <mrow>
      <mrow>
        <mi>B</mi>
        <mo stretchy="false">∈</mo>
        <mi>P</mi>
      </mrow>
    </mrow>
    <annotation encoding="StarMath 5.0">B in P</annotation>
  </semantics>
</math>
</file>

<file path=Object 25/content.xml><?xml version="1.0" encoding="utf-8"?>
<math xmlns="http://www.w3.org/1998/Math/MathML">
  <semantics>
    <mrow>
      <mrow>
        <mi>A</mi>
        <mo stretchy="false">∈</mo>
        <mi>P</mi>
      </mrow>
    </mrow>
    <annotation encoding="StarMath 5.0">A in P</annotation>
  </semantics>
</math>
</file>

<file path=Object 3/content.xml><?xml version="1.0" encoding="utf-8"?>
<math xmlns="http://www.w3.org/1998/Math/MathML">
  <semantics>
    <mrow>
      <mrow>
        <mo stretchy="true">{</mo>
        <mrow>
          <mtable>
            <mtr>
              <mtd>
                <mrow>
                  <mi>m</mi>
                  <mi>−</mi>
                  <mi>n</mi>
                  <mi>,</mi>
                  <mi>m</mi>
                  <mi>≥</mi>
                  <mi>n</mi>
                  <mi>;</mi>
                </mrow>
              </mtd>
            </mtr>
            <mtr>
              <mtd>
                <mrow>
                  <mn>0</mn>
                  <mi mathvariant="italic">if</mi>
                  <mrow>
                    <mi>m</mi>
                    <mo stretchy="false">&lt;</mo>
                    <mi>n</mi>
                  </mrow>
                </mrow>
              </mtd>
            </mtr>
          </mtable>
        </mrow>
      </mrow>
    </mrow>
    <annotation encoding="StarMath 5.0">left lbrace
stack{
m − n, m ≥ n;#
0 if m &lt; n 
}
 right none</annotation>
  </semantics>
</math>
</file>

<file path=Object 4/content.xml><?xml version="1.0" encoding="utf-8"?>
<math xmlns="http://www.w3.org/1998/Math/MathML">
  <semantics>
    <mrow>
      <msqrt>
        <mi>n</mi>
      </msqrt>
    </mrow>
    <annotation encoding="StarMath 5.0">sqrt n</annotation>
  </semantics>
</math>
</file>

<file path=Object 5/content.xml><?xml version="1.0" encoding="utf-8"?>
<math xmlns="http://www.w3.org/1998/Math/MathML">
  <semantics>
    <mrow>
      <mi>f</mi>
      <mi mathvariant="normal">:</mi>
      <msup>
        <mo stretchy="false">Σ</mo>
        <mtext>*</mtext>
      </msup>
      <mi>→</mi>
      <msup>
        <mo stretchy="false">Σ</mo>
        <mtext>*</mtext>
      </msup>
    </mrow>
    <annotation encoding="StarMath 5.0">f : %SIGMA^"*" → %SIGMA^"*"</annotation>
  </semantics>
</math>
</file>

<file path=Object 6/content.xml><?xml version="1.0" encoding="utf-8"?>
<math xmlns="http://www.w3.org/1998/Math/MathML">
  <semantics>
    <mrow>
      <mrow>
        <mi>w</mi>
        <mo stretchy="false">∈</mo>
        <mi>A</mi>
      </mrow>
      <mo stretchy="false">⇔</mo>
      <mi>f</mi>
      <mrow>
        <mrow>
          <mo stretchy="false">(</mo>
          <mrow>
            <mi>w</mi>
          </mrow>
          <mo stretchy="false">)</mo>
        </mrow>
        <mo stretchy="false">∈</mo>
        <mi>B</mi>
      </mrow>
    </mrow>
    <annotation encoding="StarMath 5.0">w in A dlrarrow f(w) in B</annotation>
  </semantics>
</math>
</file>

<file path=Object 7/content.xml><?xml version="1.0" encoding="utf-8"?>
<math xmlns="http://www.w3.org/1998/Math/MathML">
  <semantics>
    <mrow>
      <mi>f</mi>
      <mrow>
        <mrow>
          <mo stretchy="false">(</mo>
          <mrow>
            <mi>w</mi>
          </mrow>
          <mo stretchy="false">)</mo>
        </mrow>
        <mo stretchy="false">∈</mo>
        <mi>B</mi>
      </mrow>
    </mrow>
    <annotation encoding="StarMath 5.0">f(w) in B</annotation>
  </semantics>
</math>
</file>

<file path=Object 8/content.xml><?xml version="1.0" encoding="utf-8"?>
<math xmlns="http://www.w3.org/1998/Math/MathML">
  <semantics>
    <mrow>
      <mrow>
        <mi>w</mi>
        <mo stretchy="false">∈</mo>
        <mi>A</mi>
      </mrow>
    </mrow>
    <annotation encoding="StarMath 5.0">w in A</annotation>
  </semantics>
</math>
</file>

<file path=Object 9/content.xml><?xml version="1.0" encoding="utf-8"?>
<math xmlns="http://www.w3.org/1998/Math/MathML">
  <semantics>
    <mrow>
      <mi>f</mi>
      <mrow>
        <mrow>
          <mo stretchy="false">(</mo>
          <mrow>
            <mi>w</mi>
          </mrow>
          <mo stretchy="false">)</mo>
        </mrow>
        <mo stretchy="false">∈</mo>
        <mi>B</mi>
      </mrow>
    </mrow>
    <annotation encoding="StarMath 5.0">f(w) in B</annotation>
  </semantics>
</math>
</file>